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T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5" style:parent-style-name="NormalWeb" style:family="paragraph">
      <style:paragraph-properties fo:margin-top="0.3333in" fo:background-color="#FFFFFF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T17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18" style:parent-style-name="NormalWeb" style:family="paragraph">
      <style:paragraph-properties fo:margin-top="0.3333in" fo:background-color="#FFFFFF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T20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21" style:parent-style-name="NormalWeb" style:family="paragraph">
      <style:paragraph-properties fo:margin-top="0.3333in" fo:background-color="#FFFFFF"/>
    </style:style>
    <style:style style:name="T22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T23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T24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25" style:parent-style-name="NormalWeb" style:family="paragraph">
      <style:paragraph-properties fo:margin-top="0.3333in" fo:background-color="#FFFFFF"/>
    </style:style>
    <style:style style:name="T26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T27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28" style:parent-style-name="NormalWeb" style:family="paragraph">
      <style:paragraph-properties fo:margin-top="0.3333in" fo:background-color="#FFFFFF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T30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31" style:parent-style-name="NormalWeb" style:family="paragraph">
      <style:paragraph-properties fo:margin-top="0.3333in" fo:background-color="#FFFFFF"/>
    </style:style>
    <style:style style:name="T32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T33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34" style:parent-style-name="NormalWeb" style:family="paragraph">
      <style:paragraph-properties fo:margin-top="0.3333in" fo:background-color="#FFFFFF"/>
    </style:style>
    <style:style style:name="T35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T36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37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/>
    </style:style>
    <style:style style:name="P38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/>
    </style:style>
    <style:style style:name="P39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/>
    </style:style>
    <style:style style:name="P40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/>
    </style:style>
    <style:style style:name="P41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/>
    </style:style>
    <style:style style:name="P42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/>
    </style:style>
    <style:style style:name="P43" style:parent-style-name="NormalWeb" style:family="paragraph">
      <style:paragraph-properties fo:margin-top="0.3333in" fo:background-color="#FFFFFF"/>
      <style:text-properties style:font-name="Arial" style:font-name-complex="Arial" fo:font-weight="bold" style:font-weight-asian="bold" style:font-weight-complex="bold" fo:color="#000000" fo:font-size="12.5pt" style:font-size-asian="12.5pt" style:font-size-complex="12.5pt"/>
    </style:style>
    <style:style style:name="P44" style:parent-style-name="NormalWeb" style:family="paragraph">
      <style:paragraph-properties fo:margin-top="0.3333in" fo:background-color="#FFFFFF"/>
    </style:style>
    <style:style style:name="T45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 fo:text-align="center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 fo:background-color="#FFFF00"/>
    </style:style>
    <style:style style:name="P4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paragraph-properties fo:text-align="center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 fo:background-color="#00FFFF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Normal" style:family="paragraph">
      <style:paragraph-properties fo:text-align="center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 fo:background-color="#00FFFF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/>
    </style:style>
    <style:style style:name="P60" style:parent-style-name="NormalWeb" style:family="paragraph">
      <style:paragraph-properties fo:margin-top="0.3333in" fo:background-color="#FFFFFF"/>
      <style:text-properties style:font-name="Arial" style:font-name-complex="Arial" fo:color="#00B0F0" fo:font-size="12.5pt" style:font-size-asian="12.5pt" style:font-size-complex="12.5pt"/>
    </style:style>
    <style:style style:name="P61" style:parent-style-name="NormalWeb" style:family="paragraph">
      <style:paragraph-properties fo:margin-top="0.3333in" fo:background-color="#FFFFFF"/>
      <style:text-properties style:font-name="Arial" style:font-name-complex="Arial" fo:color="#00B0F0" fo:font-size="12.5pt" style:font-size-asian="12.5pt" style:font-size-complex="12.5pt"/>
    </style:style>
    <style:style style:name="P62" style:parent-style-name="NormalWeb" style:family="paragraph">
      <style:paragraph-properties fo:margin-top="0.3333in" fo:background-color="#FFFFFF"/>
      <style:text-properties style:font-name="Arial" style:font-name-complex="Arial" fo:color="#00B0F0" fo:font-size="12.5pt" style:font-size-asian="12.5pt" style:font-size-complex="12.5pt"/>
    </style:style>
    <style:style style:name="P63" style:parent-style-name="NormalWeb" style:family="paragraph">
      <style:paragraph-properties fo:margin-top="0.3333in" fo:background-color="#FFFFFF"/>
      <style:text-properties style:font-name="Arial" style:font-name-complex="Arial" fo:color="#00B0F0" fo:font-size="12.5pt" style:font-size-asian="12.5pt" style:font-size-complex="12.5pt"/>
    </style:style>
    <style:style style:name="P64" style:parent-style-name="NormalWeb" style:family="paragraph">
      <style:paragraph-properties fo:margin-top="0.3333in" fo:background-color="#FFFFFF"/>
    </style:style>
    <style:style style:name="T65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6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67" style:parent-style-name="NormalWeb" style:family="paragraph">
      <style:paragraph-properties fo:margin-top="0.3333in" fo:background-color="#FFFFFF"/>
    </style:style>
    <style:style style:name="T68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6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70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 fo:language="en" fo:country="US"/>
    </style:style>
    <style:style style:name="P71" style:parent-style-name="NormalWeb" style:family="paragraph">
      <style:paragraph-properties fo:margin-top="0.3333in" fo:background-color="#FFFFFF"/>
    </style:style>
    <style:style style:name="T72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7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74" style:parent-style-name="Fuentedepárrafopredeter." style:family="text">
      <style:text-properties style:font-name="Arial" style:font-name-complex="Arial" fo:color="#70AD47" fo:font-size="12.5pt" style:font-size-asian="12.5pt" style:font-size-complex="12.5pt" fo:language="en" fo:country="US"/>
    </style:style>
    <style:style style:name="P75" style:parent-style-name="NormalWeb" style:family="paragraph">
      <style:paragraph-properties fo:margin-top="0.3333in" fo:background-color="#FFFFFF"/>
    </style:style>
    <style:style style:name="T7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77" style:parent-style-name="NormalWeb" style:family="paragraph">
      <style:paragraph-properties fo:margin-top="0.3333in" fo:background-color="#FFFFFF"/>
    </style:style>
    <style:style style:name="T78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7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8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81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8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83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84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85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86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87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8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89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9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99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00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10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02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0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0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0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0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0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0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0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1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1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12" style:parent-style-name="NormalWeb" style:family="paragraph">
      <style:paragraph-properties fo:margin-top="0.3333in" fo:background-color="#FFFFFF"/>
    </style:style>
    <style:style style:name="T11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114" style:parent-style-name="NormalWeb" style:family="paragraph">
      <style:paragraph-properties fo:margin-top="0.3333in" fo:background-color="#FFFFFF"/>
    </style:style>
    <style:style style:name="T11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16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17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11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1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2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3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3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3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33" style:parent-style-name="NormalWeb" style:family="paragraph">
      <style:paragraph-properties fo:margin-top="0.3333in" fo:background-color="#FFFFFF"/>
    </style:style>
    <style:style style:name="T13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35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P136" style:parent-style-name="NormalWeb" style:family="paragraph">
      <style:paragraph-properties fo:margin-top="0.3333in" fo:background-color="#FFFFFF"/>
    </style:style>
    <style:style style:name="T137" style:parent-style-name="Fuentedepárrafopredeter." style:family="text">
      <style:text-properties style:font-name="Arial" style:font-name-complex="Arial" fo:color="#0070C0" fo:font-size="12.5pt" style:font-size-asian="12.5pt" style:font-size-complex="12.5pt"/>
    </style:style>
    <style:style style:name="T138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139" style:parent-style-name="Fuentedepárrafopredeter." style:family="text">
      <style:text-properties style:font-name="Arial" style:font-name-complex="Arial" fo:color="#70AD47" fo:font-size="12.5pt" style:font-size-asian="12.5pt" style:font-size-complex="12.5pt"/>
    </style:style>
    <style:style style:name="T140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P141" style:parent-style-name="NormalWeb" style:family="paragraph">
      <style:paragraph-properties fo:margin-top="0.3333in" fo:background-color="#FFFFFF"/>
      <style:text-properties style:font-name="Arial" style:font-name-complex="Arial" fo:color="#000000" fo:font-size="12.5pt" style:font-size-asian="12.5pt" style:font-size-complex="12.5pt"/>
    </style:style>
    <style:style style:name="P142" style:parent-style-name="NormalWeb" style:family="paragraph">
      <style:paragraph-properties fo:margin-top="0.3333in" fo:background-color="#FFFFFF"/>
    </style:style>
    <style:style style:name="T143" style:parent-style-name="Fuentedepárrafopredeter." style:family="text">
      <style:text-properties style:font-name="Arial" style:font-name-complex="Arial" fo:color="#0070C0" fo:font-size="12.5pt" style:font-size-asian="12.5pt" style:font-size-complex="12.5pt"/>
    </style:style>
    <style:style style:name="T144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145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P146" style:parent-style-name="NormalWeb" style:family="paragraph">
      <style:paragraph-properties fo:margin-top="0.3333in" fo:background-color="#FFFFFF"/>
    </style:style>
    <style:style style:name="T14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48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4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50" style:parent-style-name="NormalWeb" style:family="paragraph">
      <style:paragraph-properties fo:margin-top="0.3333in" fo:background-color="#FFFFFF"/>
      <style:text-properties style:font-name="Arial" style:font-name-complex="Arial" fo:color="#0070C0" fo:font-size="12.5pt" style:font-size-asian="12.5pt" style:font-size-complex="12.5pt" fo:language="en" fo:country="US"/>
    </style:style>
    <style:style style:name="P151" style:parent-style-name="NormalWeb" style:family="paragraph">
      <style:paragraph-properties fo:margin-top="0.3333in" fo:background-color="#FFFFFF"/>
    </style:style>
    <style:style style:name="T15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53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5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5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5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5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5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5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6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6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6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6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64" style:parent-style-name="NormalWeb" style:family="paragraph">
      <style:paragraph-properties fo:margin-top="0.3333in" fo:background-color="#FFFFFF"/>
    </style:style>
    <style:style style:name="T165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6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67" style:parent-style-name="Fuentedepárrafopredeter." style:family="text">
      <style:text-properties style:font-name="Arial" style:font-name-complex="Arial" fo:color="#70AD47" fo:font-size="12.5pt" style:font-size-asian="12.5pt" style:font-size-complex="12.5pt" fo:language="en" fo:country="US"/>
    </style:style>
    <style:style style:name="T16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69" style:parent-style-name="NormalWeb" style:family="paragraph">
      <style:paragraph-properties fo:margin-top="0.3333in" fo:background-color="#FFFFFF"/>
    </style:style>
    <style:style style:name="T170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7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72" style:parent-style-name="NormalWeb" style:family="paragraph">
      <style:paragraph-properties fo:margin-top="0.3333in" fo:background-color="#FFFFFF"/>
    </style:style>
    <style:style style:name="T173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7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75" style:parent-style-name="NormalWeb" style:family="paragraph">
      <style:paragraph-properties fo:margin-top="0.3333in" fo:background-color="#FFFFFF"/>
      <style:text-properties style:font-name="Arial" style:font-name-complex="Arial" fo:color="#0070C0" fo:font-size="12.5pt" style:font-size-asian="12.5pt" style:font-size-complex="12.5pt" fo:language="en" fo:country="US"/>
    </style:style>
    <style:style style:name="P176" style:parent-style-name="NormalWeb" style:family="paragraph">
      <style:paragraph-properties fo:margin-top="0.3333in" fo:background-color="#FFFFFF"/>
    </style:style>
    <style:style style:name="T177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7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179" style:parent-style-name="NormalWeb" style:family="paragraph">
      <style:paragraph-properties fo:margin-top="0.3333in" fo:background-color="#FFFFFF"/>
    </style:style>
    <style:style style:name="T18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8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1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19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19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0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6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21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1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2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38" style:parent-style-name="Fuentedepárrafopredeter." style:family="text">
      <style:text-properties style:font-name="Arial" style:font-name-complex="Arial" fo:color="#5B9BD5" fo:font-size="12.5pt" style:font-size-asian="12.5pt" style:font-size-complex="12.5pt" fo:language="en" fo:country="US"/>
    </style:style>
    <style:style style:name="T23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40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24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4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4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4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4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4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4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248" style:parent-style-name="NormalWeb" style:family="paragraph">
      <style:paragraph-properties fo:margin-top="0.3333in" fo:background-color="#FFFFFF"/>
    </style:style>
    <style:style style:name="T24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5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51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2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3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4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5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6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7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8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59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60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61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62" style:parent-style-name="Fuentedepárrafopredeter." style:family="text">
      <style:text-properties style:font-name="Arial" style:font-name-complex="Arial" fo:color="#00B0F0" fo:font-size="12.5pt" style:font-size-asian="12.5pt" style:font-size-complex="12.5pt"/>
    </style:style>
    <style:style style:name="T263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64" style:parent-style-name="Fuentedepárrafopredeter." style:family="text">
      <style:text-properties style:font-name="Arial" style:font-name-complex="Arial" fo:color="#222222" fo:background-color="#FFFFFF"/>
    </style:style>
    <style:style style:name="T265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66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67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68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69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70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71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72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73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74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75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T276" style:parent-style-name="Fuentedepárrafopredeter." style:family="text">
      <style:text-properties style:font-name="Arial" style:font-name-complex="Arial" fo:color="#000000" fo:font-size="12.5pt" style:font-size-asian="12.5pt" style:font-size-complex="12.5pt"/>
    </style:style>
    <style:style style:name="P277" style:parent-style-name="NormalWeb" style:family="paragraph">
      <style:paragraph-properties fo:margin-top="0.3333in" fo:background-color="#FFFFFF"/>
    </style:style>
    <style:style style:name="T278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27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8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29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0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0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0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03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30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0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306" style:parent-style-name="NormalWeb" style:family="paragraph">
      <style:paragraph-properties fo:margin-top="0.3333in" fo:background-color="#FFFFFF"/>
    </style:style>
    <style:style style:name="T30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08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30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1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2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3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31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33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33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33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335" style:parent-style-name="NormalWeb" style:family="paragraph">
      <style:paragraph-properties fo:margin-top="0.3333in" fo:background-color="#FFFFFF"/>
    </style:style>
    <style:style style:name="T33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3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3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39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34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4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5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5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5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5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354" style:parent-style-name="NormalWeb" style:family="paragraph">
      <style:paragraph-properties fo:margin-top="0.3333in" fo:background-color="#FFFFFF"/>
    </style:style>
    <style:style style:name="T35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5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5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58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P359" style:parent-style-name="NormalWeb" style:family="paragraph">
      <style:paragraph-properties fo:margin-top="0.3333in" fo:background-color="#FFFFFF"/>
    </style:style>
    <style:style style:name="T36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6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7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71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7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7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374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75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76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77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78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79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0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1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2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3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4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5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6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7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8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89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90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91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92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93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94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95" style:parent-style-name="Fuentedepárrafopredeter." style:family="text">
      <style:text-properties style:font-name="Arial" style:font-name-complex="Arial" fo:color="#222222" fo:background-color="#FFFFFF" fo:language="en" fo:country="US"/>
    </style:style>
    <style:style style:name="T396" style:parent-style-name="Fuentedepárrafopredeter." style:family="text">
      <style:text-properties style:font-name="Arial" style:font-name-complex="Arial" fo:color="#0070C0" fo:background-color="#FFFFFF" fo:language="en" fo:country="US"/>
    </style:style>
    <style:style style:name="T397" style:parent-style-name="Fuentedepárrafopredeter." style:family="text">
      <style:text-properties style:font-name="Arial" style:font-name-complex="Arial" fo:color="#00B0F0" fo:background-color="#FFFFFF" fo:language="en" fo:country="US"/>
    </style:style>
    <style:style style:name="T398" style:parent-style-name="Fuentedepárrafopredeter." style:family="text">
      <style:text-properties style:font-name="Arial" style:font-name-complex="Arial" fo:color="#000000" fo:background-color="#FFFFFF" fo:language="en" fo:country="US"/>
    </style:style>
    <style:style style:name="P399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00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01" style:parent-style-name="NormalWeb" style:family="paragraph">
      <style:paragraph-properties fo:margin-top="0.3333in" fo:background-color="#FFFFFF"/>
      <style:text-properties style:font-name="Arial" style:font-name-complex="Arial" fo:language="en" fo:country="US"/>
    </style:style>
    <style:style style:name="P402" style:parent-style-name="NormalWeb" style:family="paragraph">
      <style:paragraph-properties fo:margin-top="0.3333in" fo:background-color="#FFFFFF"/>
      <style:text-properties style:font-name="Arial" style:font-name-complex="Arial" fo:language="en" fo:country="US"/>
    </style:style>
    <style:style style:name="P403" style:parent-style-name="NormalWeb" style:family="paragraph">
      <style:paragraph-properties fo:margin-top="0.3333in" fo:background-color="#FFFFFF"/>
      <style:text-properties style:font-name="Arial" style:font-name-complex="Arial" fo:language="en" fo:country="US"/>
    </style:style>
    <style:style style:name="P404" style:parent-style-name="NormalWeb" style:family="paragraph">
      <style:paragraph-properties fo:margin-top="0.3333in" fo:background-color="#FFFFFF"/>
      <style:text-properties style:font-name="Arial" style:font-name-complex="Arial"/>
    </style:style>
    <style:style style:name="P405" style:parent-style-name="NormalWeb" style:family="paragraph">
      <style:paragraph-properties fo:margin-top="0.3333in" fo:background-color="#FFFFFF"/>
    </style:style>
    <style:style style:name="T406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0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0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0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1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1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1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1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1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1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416" style:parent-style-name="NormalWeb" style:family="paragraph">
      <style:paragraph-properties fo:margin-top="0.3333in" fo:background-color="#FFFFFF"/>
    </style:style>
    <style:style style:name="T417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1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1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2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3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40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1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2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3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4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5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6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7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8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49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5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5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452" style:parent-style-name="NormalWeb" style:family="paragraph">
      <style:paragraph-properties fo:margin-top="0.3333in" fo:background-color="#FFFFFF"/>
    </style:style>
    <style:style style:name="T45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5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5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5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5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5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5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3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64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46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6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7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8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49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498" style:parent-style-name="NormalWeb" style:family="paragraph">
      <style:paragraph-properties fo:margin-top="0.3333in" fo:background-color="#FFFFFF"/>
    </style:style>
    <style:style style:name="T499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50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01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50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03" style:parent-style-name="Fuentedepárrafopredeter." style:family="text">
      <style:text-properties style:font-name="Arial" style:font-name-complex="Arial" fo:color="#00B050" fo:font-size="12.5pt" style:font-size-asian="12.5pt" style:font-size-complex="12.5pt" fo:language="en" fo:country="US"/>
    </style:style>
    <style:style style:name="T50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P505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 fo:language="en" fo:country="US"/>
    </style:style>
    <style:style style:name="P506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 fo:language="en" fo:country="US"/>
    </style:style>
    <style:style style:name="P507" style:parent-style-name="NormalWeb" style:family="paragraph">
      <style:paragraph-properties fo:margin-top="0.3333in" fo:background-color="#FFFFFF"/>
    </style:style>
    <style:style style:name="T508" style:parent-style-name="Fuentedepárrafopredeter." style:family="text">
      <style:text-properties style:font-name="Arial" style:font-name-complex="Arial" fo:color="#051626" fo:font-size="12.5pt" style:font-size-asian="12.5pt" style:font-size-complex="12.5pt"/>
    </style:style>
    <style:style style:name="T509" style:parent-style-name="Fuentedepárrafopredeter." style:family="text">
      <style:text-properties style:font-name="Arial" style:font-name-complex="Arial" fo:font-weight="bold" style:font-weight-asian="bold" style:font-weight-complex="bold" fo:color="#051626" fo:font-size="12.5pt" style:font-size-asian="12.5pt" style:font-size-complex="12.5pt"/>
    </style:style>
    <style:style style:name="P510" style:parent-style-name="NormalWeb" style:family="paragraph">
      <style:paragraph-properties fo:margin-top="0.3333in" fo:background-color="#FFFFFF"/>
    </style:style>
    <style:style style:name="T511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51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1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1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1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1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1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1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1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2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3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31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53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33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53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3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3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3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3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3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4" style:parent-style-name="Fuentedepárrafopredeter." style:family="text">
      <style:text-properties style:font-name="Arial" style:font-name-complex="Arial" fo:color="#00B050" fo:font-size="12.5pt" style:font-size-asian="12.5pt" style:font-size-complex="12.5pt" fo:language="en" fo:country="US"/>
    </style:style>
    <style:style style:name="T54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4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5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5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5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5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5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5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56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557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55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5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60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561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562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56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6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6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6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67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68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569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570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 fo:language="en" fo:country="US"/>
    </style:style>
    <style:style style:name="P571" style:parent-style-name="NormalWeb" style:family="paragraph">
      <style:paragraph-properties fo:margin-top="0.3333in" fo:background-color="#FFFFFF"/>
    </style:style>
    <style:style style:name="T572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57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7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7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7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7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7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7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8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4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59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59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7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60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0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1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2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3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4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4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4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64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64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645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 fo:language="en" fo:country="US"/>
    </style:style>
    <style:style style:name="P646" style:parent-style-name="NormalWeb" style:family="paragraph">
      <style:paragraph-properties fo:margin-top="0.3333in" fo:background-color="#FFFFFF"/>
    </style:style>
    <style:style style:name="T647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64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4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5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69" style:parent-style-name="Fuentedepárrafopredeter." style:family="text">
      <style:text-properties style:font-name="Arial" style:font-name-complex="Arial" fo:color="#0070C0" fo:font-size="12.5pt" style:font-size-asian="12.5pt" style:font-size-complex="12.5pt" fo:language="en" fo:country="US"/>
    </style:style>
    <style:style style:name="T67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7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2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3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4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5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6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7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8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89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90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91" style:parent-style-name="Fuentedepárrafopredeter." style:family="text">
      <style:text-properties style:font-name="Arial" style:font-name-complex="Arial" fo:color="#051626" fo:font-size="12.5pt" style:font-size-asian="12.5pt" style:font-size-complex="12.5pt" fo:language="en" fo:country="US"/>
    </style:style>
    <style:style style:name="T692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693" style:parent-style-name="Fuentedepárrafopredeter." style:family="text">
      <style:text-properties style:font-name="Arial" style:font-name-complex="Arial" fo:color="#00B0F0" fo:font-size="12.5pt" style:font-size-asian="12.5pt" style:font-size-complex="12.5pt" fo:language="en" fo:country="US"/>
    </style:style>
    <style:style style:name="T69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69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696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697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698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699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700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701" style:parent-style-name="Fuentedepárrafopredeter." style:family="text">
      <style:text-properties style:font-name="Arial" style:font-name-complex="Arial" fo:color="#C00000" fo:font-size="12.5pt" style:font-size-asian="12.5pt" style:font-size-complex="12.5pt" fo:language="en" fo:country="US"/>
    </style:style>
    <style:style style:name="T702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703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704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705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T706" style:parent-style-name="Fuentedepárrafopredeter." style:family="text">
      <style:text-properties style:font-name="Arial" style:font-name-complex="Arial" fo:color="#000000" fo:font-size="12.5pt" style:font-size-asian="12.5pt" style:font-size-complex="12.5pt" fo:language="en" fo:country="US"/>
    </style:style>
    <style:style style:name="P707" style:parent-style-name="NormalWeb" style:family="paragraph">
      <style:paragraph-properties fo:margin-top="0.3333in" fo:background-color="#FFFFFF"/>
      <style:text-properties style:font-name="Arial" style:font-name-complex="Arial" fo:color="#051626" fo:font-size="12.5pt" style:font-size-asian="12.5pt" style:font-size-complex="12.5pt" fo:language="en" fo:country="US"/>
    </style:style>
    <style:style style:name="P708" style:parent-style-name="NormalWeb" style:family="paragraph">
      <style:paragraph-properties fo:margin-top="0.3333in" fo:background-color="#FFFFFF"/>
      <style:text-properties style:font-name="Arial" style:font-name-complex="Arial" fo:color="#000000" fo:font-size="12.5pt" style:font-size-asian="12.5pt" style:font-size-complex="12.5pt" fo:language="en" fo:country="US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0" draw:stroke="solid" svg:stroke-width="0.00694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royecto Estructura de datos y algoritmo</text:p>
      <text:p text:style-name="P2"><text:span text:style-name="T3">Tema:<text:s/></text:span><text:span text:style-name="T4">Pila</text:span><text:span text:style-name="T5"><text:s/></text:span><text:span text:style-name="T6">PUSH y POP</text:span></text:p>
      <text:p text:style-name="P7"/>
      <text:p text:style-name="Normal"><text:span text:style-name="T8">Una<text:s/></text:span><text:span text:style-name="T9">Pila</text:span><text:span text:style-name="T10"><text:s/>representa una estructura de datos lineal de datos en que se puede agregar o quitar elementos únicamente por uno de los dos extremos. En consecuencia, los<text:s/></text:span><text:span text:style-name="T11">elementos de una pila se eliminan en el orden inverso al que se insertan.</text:span></text:p>
      <text:p text:style-name="P12"/>
      <text:p text:style-name="Normal"><text:span text:style-name="T13">Política</text:span><text:span text:style-name="T14">: LIFO: Last-Input, First-Output: Ultimo en entrar es el primero en salir</text:span></text:p>
      <text:p text:style-name="P15"><text:span text:style-name="T16">Vector:</text:span><text:span text:style-name="T17"><text:s/>Es donde se colocan los elementos de la pila</text:span></text:p>
      <text:p text:style-name="P18"><text:span text:style-name="T19">Máximo:</text:span><text:span text:style-name="T20"><text:s/>Indica el tamaño de la pila</text:span></text:p>
      <text:p text:style-name="P21"><text:span text:style-name="T22">Cima</text:span><text:span text:style-name="T23">: Apun</text:span><text:span text:style-name="T24">tara al último elemento que entro a la pila</text:span></text:p>
      <text:p text:style-name="P25"><text:span text:style-name="T26">Pila_llena:</text:span><text:span text:style-name="T27"><text:s/>Regresa cierto si la cima es igual a máximo</text:span></text:p>
      <text:p text:style-name="P28"><text:span text:style-name="T29">Pila_vacia</text:span><text:span text:style-name="T30">: Regresa cierto si la cima es -1 en caso contrario regresa falso</text:span></text:p>
      <text:p text:style-name="P31"><text:span text:style-name="T32">Push:</text:span><text:span text:style-name="T33"><text:s/>Agregar elementos a la pila</text:span></text:p>
      <text:p text:style-name="P34"><text:span text:style-name="T35">Pop:</text:span><text:span text:style-name="T36"><text:s/>sacar elementos de la pila</text:span></text:p>
      <text:p text:style-name="P37"/>
      <text:p text:style-name="P38"/>
      <text:p text:style-name="P39"/>
      <text:p text:style-name="P40"/>
      <text:p text:style-name="P41"/>
      <text:p text:style-name="P42"/>
      <text:soft-page-break/>
      <text:p text:style-name="P43">Diseño en<text:s/>Proceso en C#</text:p>
      <text:p text:style-name="P44"><text:span text:style-name="T45"><draw:custom-shape svg:x="0.95417in" svg:y="0.26805in" svg:width="4.125in" svg:height="2.32292in" draw:z-index="251659264" draw:id="id0" draw:style-name="a1" draw:name="Rectángulo 4" text:anchor-type="paragraph"><svg:title/><svg:desc/><text:p text:style-name="P46"><text:tab/><text:tab/><text:tab/></text:p><text:p text:style-name="P47"><text:span text:style-name="T48">PILAS</text:span></text:p><text:p text:style-name="P49"/><text:p text:style-name="P50"><text:span text:style-name="T51"><text:s text:c="2"/>MÁXIMO:<text:s/></text:span><text:span text:style-name="T52">txt 6</text:span><text:span text:style-name="T53"><text:s text:c="3"/>CREAR</text:span></text:p><text:p text:style-name="P54"><text:tab/><text:s text:c="18"/>PUSH</text:p><text:p text:style-name="P55"><text:span text:style-name="T56">NUMERO:<text:s/></text:span><text:span text:style-name="T57">txt 2</text:span><text:span text:style-name="T58"><text:tab/><text:s text:c="2"/>POP</text:span></text:p><draw:enhanced-geometry draw:type="non-primitive" svg:viewBox="0 0 21600 21600" draw:enhanced-path="M 0 0 L 21600 0 21600 21600 0 21600 Z N"/></draw:custom-shape></text:span></text:p>
      <text:p text:style-name="P59"/>
      <text:p text:style-name="P60"/>
      <text:p text:style-name="P61"/>
      <text:p text:style-name="P62"/>
      <text:p text:style-name="P63"/>
      <text:p text:style-name="P64"><text:span text:style-name="T65">Using</text:span><text:span text:style-name="T66"><text:s/>System.Windows.Forms;</text:span></text:p>
      <text:p text:style-name="P67"><text:span text:style-name="T68">Names space<text:s/></text:span><text:span text:style-name="T69">clase _pilas</text:span></text:p>
      <text:p text:style-name="P70">{</text:p>
      <text:p text:style-name="P71"><text:span text:style-name="T72">Class</text:span><text:span text:style-name="T73"><text:s/></text:span><text:span text:style-name="T74">pilas</text:span></text:p>
      <text:p text:style-name="P75"><text:span text:style-name="T76"><text:tab/>{</text:span></text:p>
      <text:p text:style-name="P77"><text:span text:style-name="T78">private int<text:s/></text:span><text:span text:style-name="T79">maximo;<text:s/></text:span><text:span text:style-name="T80"><text:s text:c="83"/></text:span><text:span text:style-name="T81">private int<text:s/></text:span><text:span text:style-name="T82">cima; <text:s text:c="87"/></text:span><text:span text:style-name="T83">private int<text:s/></text:span><text:span text:style-name="T84">[ ] lapila; <text:s text:c="44"/></text:span><text:span text:style-name="T85"><text:s text:c="43"/></text:span><text:span text:style-name="T86">private</text:span><text:span text:style-name="T87"><text:s/></text:span><text:span text:style-name="T88">pilas()</text:span><text:span text:style-name="T89"><text:s/></text:span><text:span text:style-name="T90">{ }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text:s text:c="11"/></text:span><text:span text:style-name="T99">private</text:span><text:span text:style-name="T100"><text:s/></text:span><text:span text:style-name="T101">pilas (</text:span><text:span text:style-name="T102">int</text:span><text:span text:style-name="T103"><text:s/>max)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/text:p>
      <text:p text:style-name="P112"><text:span text:style-name="T113">{</text:span></text:p>
      <text:p text:style-name="P114"><text:span text:style-name="T115">lapila =<text:s/></text:span><text:span text:style-name="T116">new int<text:s/></text:span><text:span text:style-name="T117">[ max]</text:span><text:span text:style-name="T118">;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text:s text:c="10"/>Maximo = max;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text:s text:c="24"/>Cima = -1;</text:span></text:p>
      <text:p text:style-name="P133"><text:span text:style-name="T134"><text:s text:c="3"/></text:span><text:span text:style-name="T135">}</text:span></text:p>
      <text:soft-page-break/>
      <text:p text:style-name="P136"><text:span text:style-name="T137">public</text:span><text:span text:style-name="T138"><text:s/></text:span><text:span text:style-name="T139">Boolean<text:s/></text:span><text:span text:style-name="T140">pila_llena()</text:span></text:p>
      <text:p text:style-name="P141">{</text:p>
      <text:p text:style-name="P142"><text:span text:style-name="T143">If</text:span><text:span text:style-name="T144"><text:s/></text:span><text:span text:style-name="T145">(cima == maximo -1)</text:span></text:p>
      <text:p text:style-name="P146"><text:span text:style-name="T147">{<text:s/></text:span><text:span text:style-name="T148">return true</text:span><text:span text:style-name="T149">; }</text:span></text:p>
      <text:p text:style-name="P150">else</text:p>
      <text:p text:style-name="P151"><text:span text:style-name="T152">{<text:s/></text:span><text:span text:style-name="T153">return false</text:span><text:span text:style-name="T154">; }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text:s text:c="23"/></text:span><text:span text:style-name="T163"><text:tab/>}</text:span></text:p>
      <text:p text:style-name="P164"><text:span text:style-name="T165">public</text:span><text:span text:style-name="T166"><text:s/></text:span><text:span text:style-name="T167">Boolean<text:s/></text:span><text:span text:style-name="T168">pila_vacia()</text:span></text:p>
      <text:p text:style-name="P169"><text:span text:style-name="T170">If</text:span><text:span text:style-name="T171"><text:s/>(cima == -1)</text:span></text:p>
      <text:p text:style-name="P172"><text:span text:style-name="T173">return true</text:span><text:span text:style-name="T174">;</text:span></text:p>
      <text:p text:style-name="P175">else</text:p>
      <text:p text:style-name="P176"><text:span text:style-name="T177">return false</text:span><text:span text:style-name="T178">;</text:span></text:p>
      <text:p text:style-name="P179"><text:span text:style-name="T180">}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text:s text:c="13"/></text:span><text:span text:style-name="T191">public void</text:span><text:span text:style-name="T192"><text:tab/>push(int n)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s text:c="19"/>{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text:s text:c="3"/></text:span><text:span text:style-name="T215"><text:tab/></text:span><text:span text:style-name="T216">if<text:s/></text:span><text:span text:style-name="T217">(pila_llena() == true)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{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MessageBox.Show</text:span><text:span text:style-name="T239">(</text:span><text:span text:style-name="T240">“pila llena”</text:span><text:span text:style-name="T241">);<text:s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text:s/>}</text:span></text:p>
      <text:p text:style-name="P248"><text:span text:style-name="T249"><text:tab/></text:span><text:span text:style-name="T250"><text:tab/></text:span><text:span text:style-name="T251">else<text:s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{ cima++; lapila<text:s/></text:span><text:span text:style-name="T264">[cima ] = n;</text:span><text:span text:style-name="T265"><text:s/>}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text:s text:c="17"/></text:span><text:span text:style-name="T275"><text:tab/><text:s text:c="4"/>}</text:span><text:span text:style-name="T276"><text:tab/></text:span></text:p>
      <text:p text:style-name="P277"><text:span text:style-name="T278">public int<text:s/></text:span><text:span text:style-name="T279">pop()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{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text:s text:c="5"/></text:span><text:span text:style-name="T303">int</text:span><text:span text:style-name="T304"><text:s/>n</text:span><text:span text:style-name="T305">=0<text:s/></text:span></text:p>
      <text:soft-page-break/>
      <text:p text:style-name="P306"><text:span text:style-name="T307"><text:tab/>if (pila_vacia() ==<text:s/></text:span><text:span text:style-name="T308">true</text:span><text:span text:style-name="T309">)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{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MessageBox</text:span><text:span text:style-name="T332">.Show(</text:span><text:span text:style-name="T333">“pila_vacia”</text:span><text:span text:style-name="T334">);</text:span></text:p>
      <text:p text:style-name="P335"><text:span text:style-name="T336"><text:tab/></text:span><text:span text:style-name="T337"><text:tab/></text:span><text:span text:style-name="T338"><text:tab/></text:span><text:span text:style-name="T339">return</text:span><text:span text:style-name="T340"><text:s/>n;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}</text:span><text:span text:style-name="T353"><text:tab/></text:span></text:p>
      <text:p text:style-name="P354"><text:span text:style-name="T355"><text:tab/></text:span><text:span text:style-name="T356"><text:tab/></text:span><text:span text:style-name="T357"><text:tab/></text:span><text:span text:style-name="T358">else</text:span></text:p>
      <text:p text:style-name="P359"><text:span text:style-name="T360">{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</text:span><text:span text:style-name="T373"><text:tab/>n = lapila<text:s/></text:span><text:span text:style-name="T374">[cima ];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cima--;<text:s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return</text:span><text:span text:style-name="T397"><text:s/></text:span><text:span text:style-name="T398">n;</text:span></text:p>
      <text:p text:style-name="P399"><text:tab/><text:tab/><text:tab/>}<text:tab/><text:tab/><text:tab/><text:tab/><text:tab/><text:tab/><text:tab/><text:tab/><text:tab/><text:tab/><text:tab/><text:tab/><text:tab/><text:tab/><text:tab/><text:tab/><text:tab/><text:tab/><text:tab/><text:tab/></text:p>
      <text:p text:style-name="P400"><text:s text:c="21"/>}</text:p>
      <text:p text:style-name="P401"><text:tab/>}</text:p>
      <text:p text:style-name="P402">}</text:p>
      <text:p text:style-name="P403"/>
      <text:p text:style-name="P404">Ahora<text:s/>codificamos<text:s/>Windows Form:<text:s/>dando doble click al form</text:p>
      <text:p text:style-name="P405"><text:span text:style-name="T406">Using</text:span><text:span text:style-name="T407"><text:s/>System.Windows.Forms;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text:s text:c="25"/></text:span></text:p>
      <text:p text:style-name="P416"><text:span text:style-name="T417">Names space<text:s/></text:span><text:span text:style-name="T418">clase _pilas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text:s text:c="26"/></text:span><text:span text:style-name="T427"><text:tab/>{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tab/></text:span><text:span text:style-name="T433"><text:tab/></text:span><text:span text:style-name="T434"><text:tab/></text:span><text:span text:style-name="T435"><text:tab/></text:span><text:span text:style-name="T436"><text:tab/></text:span><text:span text:style-name="T437"><text:tab/></text:span><text:span text:style-name="T438"><text:tab/></text:span><text:span text:style-name="T439"><text:tab/></text:span><text:span text:style-name="T440">public partial<text:s/></text:span><text:span text:style-name="T441">class Form : Form</text:span><text:span text:style-name="T442"><text:tab/></text:span><text:span text:style-name="T443"><text:tab/></text:span><text:span text:style-name="T444"><text:tab/></text:span><text:span text:style-name="T445"><text:tab/></text:span><text:span text:style-name="T446"><text:tab/></text:span><text:span text:style-name="T447"><text:tab/></text:span><text:span text:style-name="T448"><text:tab/></text:span><text:span text:style-name="T449"><text:tab/></text:span><text:span text:style-name="T450">{</text:span><text:span text:style-name="T451"><text:tab/></text:span></text:p>
      <text:p text:style-name="P452"><text:span text:style-name="T453"><text:tab/></text:span><text:span text:style-name="T454">pilas objeto = new pilas(); <text:s/></text:span><text:span text:style-name="T455"><text:tab/></text:span><text:span text:style-name="T456"><text:tab/></text:span><text:span text:style-name="T457"><text:tab/></text:span><text:span text:style-name="T458"><text:tab/></text:span><text:span text:style-name="T459"><text:tab/></text:span><text:span text:style-name="T460"><text:tab/></text:span><text:span text:style-name="T461"><text:tab/></text:span><text:span text:style-name="T462"><text:tab/></text:span><text:span text:style-name="T463">p</text:span><text:span text:style-name="T464">ublic</text:span><text:span text:style-name="T465">form1()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{</text:span><text:span text:style-name="T477"><text:tab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<text:tab/>initializeComponent();</text:span><text:span text:style-name="T489"><text:tab/></text:span><text:span text:style-name="T490"><text:tab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}</text:span></text:p>
      <text:p text:style-name="P498"><text:span text:style-name="T499">private void<text:s/></text:span><text:span text:style-name="T500">Form1_Load(</text:span><text:span text:style-name="T501">Object</text:span><text:span text:style-name="T502"><text:s/>sender ,<text:s/></text:span><text:span text:style-name="T503">EventArgs</text:span><text:span text:style-name="T504"><text:s/>e)</text:span></text:p>
      <text:soft-page-break/>
      <text:p text:style-name="P505"><text:tab/><text:tab/><text:tab/>{<text:tab/><text:tab/><text:tab/><text:tab/><text:tab/><text:tab/><text:tab/><text:tab/><text:tab/><text:tab/><text:tab/><text:s text:c="2"/><text:tab/>}<text:tab/><text:tab/><text:tab/><text:tab/><text:tab/><text:tab/><text:tab/><text:tab/><text:tab/><text:tab/><text:tab/>}<text:tab/><text:tab/><text:tab/><text:tab/><text:tab/><text:tab/><text:tab/><text:tab/><text:tab/><text:tab/><text:tab/><text:s text:c="3"/>}</text:p>
      <text:p text:style-name="P506"/>
      <text:p text:style-name="P507"><text:span text:style-name="T508">Ahora programamos el botón<text:s/></text:span><text:span text:style-name="T509">CREAR<text:s/></text:span></text:p>
      <text:p text:style-name="P510"><text:span text:style-name="T511">Private void<text:s/></text:span><text:span text:style-name="T512">btncrear_</text:span><text:span text:style-name="T513">Click(object sender, EventArgs e)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{</text:span><text:span text:style-name="T519"><text:tab/></text:span><text:span text:style-name="T520"><text:tab/></text:span><text:span text:style-name="T521"><text:tab/></text:span><text:span text:style-name="T522"><text:tab/></text:span><text:span text:style-name="T523"><text:tab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</text:span><text:span text:style-name="T530"><text:tab/></text:span><text:span text:style-name="T531">int<text:s/></text:span><text:span text:style-name="T532">n =<text:s/></text:span><text:span text:style-name="T533">int.</text:span><text:span text:style-name="T534">Parse(</text:span><text:span text:style-name="T535">txt</text:span><text:span text:style-name="T536">maximo.Text);</text:span><text:span text:style-name="T537"><text:tab/></text:span><text:span text:style-name="T538"><text:tab/></text:span><text:span text:style-name="T539"><text:tab/></text:span><text:span text:style-name="T540"><text:tab/></text:span><text:span text:style-name="T541"><text:tab/></text:span><text:span text:style-name="T542"><text:tab/></text:span><text:span text:style-name="T543"><text:tab/>objeto = new<text:s/></text:span><text:span text:style-name="T544">pilas</text:span><text:span text:style-name="T545">(n)</text:span><text:span text:style-name="T546">;</text:span><text:span text:style-name="T547"><text:tab/></text:span><text:span text:style-name="T548"><text:tab/>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</text:span><text:span text:style-name="T554"><text:tab/></text:span><text:span text:style-name="T555"><text:tab/></text:span><text:span text:style-name="T556">MessageBox</text:span><text:span text:style-name="T557">.</text:span><text:span text:style-name="T558">Show<text:s/></text:span><text:span text:style-name="T559">(</text:span><text:span text:style-name="T560">“</text:span><text:span text:style-name="T561">Pila creada</text:span><text:span text:style-name="T562">”</text:span><text:span text:style-name="T563">);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</text:span><text:span text:style-name="T569"><text:tab/></text:span></text:p>
      <text:p text:style-name="P570"><text:tab/>}<text:tab/><text:tab/><text:tab/><text:tab/><text:tab/><text:tab/><text:tab/><text:tab/><text:tab/><text:tab/><text:tab/></text:p>
      <text:p text:style-name="P571"><text:span text:style-name="T572">Private void<text:s/></text:span><text:span text:style-name="T573">btn</text:span><text:span text:style-name="T574">push</text:span><text:span text:style-name="T575">_</text:span><text:span text:style-name="T576">Click(object sender, EventArgs e)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{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int<text:s/></text:span><text:span text:style-name="T595">n;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n =<text:s/></text:span><text:span text:style-name="T607">int</text:span><text:span text:style-name="T608">.Parse(txtmaximo.Text);<text:s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objeto.push (n);</text:span><text:span text:style-name="T617"><text:tab/></text:span><text:span text:style-name="T618"><text:tab/></text:span><text:span text:style-name="T619"><text:tab/></text:span><text:span text:style-name="T620"><text:tab/></text:span><text:span text:style-name="T621"><text:tab/>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txtnumero.Clear();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/text:span><text:span text:style-name="T633"><text:tab/></text:span><text:span text:style-name="T634"><text:tab/></text:span><text:span text:style-name="T635"><text:tab/></text:span><text:span text:style-name="T636"><text:tab/>txtnumero.Focus();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</text:span><text:span text:style-name="T642"><text:tab/></text:span><text:span text:style-name="T643"><text:tab/></text:span><text:span text:style-name="T644"><text:tab/></text:span></text:p>
      <text:p text:style-name="P645"><text:tab/>}<text:tab/><text:tab/><text:tab/><text:tab/><text:tab/><text:tab/><text:tab/><text:tab/><text:tab/><text:tab/></text:p>
      <text:p text:style-name="P646"><text:span text:style-name="T647">Private void<text:s/></text:span><text:span text:style-name="T648">btn</text:span><text:span text:style-name="T649">pop</text:span><text:span text:style-name="T650">_</text:span><text:span text:style-name="T651">Click(object sender, EventArgs e)</text:span><text:span text:style-name="T652"><text:tab/></text:span><text:span text:style-name="T653"><text:tab/></text:span><text:span text:style-name="T654"><text:tab/></text:span><text:span text:style-name="T655"><text:tab/></text:span><text:span text:style-name="T656"><text:tab/>{</text:span><text:span text:style-name="T657"><text:tab/></text:span><text:span text:style-name="T658"><text:tab/></text:span><text:span text:style-name="T659"><text:tab/></text:span><text:span text:style-name="T660"><text:tab/></text:span><text:span text:style-name="T661"><text:tab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</text:span><text:span text:style-name="T669">int<text:s/></text:span><text:span text:style-name="T670">n;</text:span><text:span text:style-name="T671"><text:tab/></text:span><text:span text:style-name="T672"><text:tab/></text:span><text:span text:style-name="T673"><text:tab/></text:span><text:span text:style-name="T674"><text:tab/></text:span><text:span text:style-name="T675"><text:tab/></text:span><text:span text:style-name="T676"><text:tab/></text:span><text:span text:style-name="T677"><text:tab/></text:span><text:span text:style-name="T678"><text:tab/></text:span><text:span text:style-name="T679"><text:tab/></text:span><text:span text:style-name="T680"><text:tab/></text:span><text:span text:style-name="T681"><text:tab/>n = objeto.pop ();</text:span><text:span text:style-name="T682"><text:tab/></text:span><text:span text:style-name="T683"><text:tab/></text:span><text:span text:style-name="T684"><text:tab/></text:span><text:span text:style-name="T685"><text:tab/></text:span><text:span text:style-name="T686"><text:tab/></text:span><text:span text:style-name="T687"><text:tab/></text:span><text:span text:style-name="T688"><text:tab/></text:span><text:span text:style-name="T689"><text:tab/></text:span><text:span text:style-name="T690"><text:tab/></text:span><text:span text:style-name="T691"><text:tab/></text:span><text:span text:style-name="T692">MessageBox</text:span><text:span text:style-name="T693">.</text:span><text:span text:style-name="T694">Show<text:s/></text:span><text:span text:style-name="T695">(</text:span><text:span text:style-name="T696">“</text:span><text:span text:style-name="T697">Salio:</text:span><text:span text:style-name="T698">”</text:span><text:span text:style-name="T699"><text:s/></text:span><text:span text:style-name="T700">+</text:span><text:span text:style-name="T701"><text:s/></text:span><text:span text:style-name="T702">n</text:span><text:span text:style-name="T703">);</text:span><text:span text:style-name="T704"><text:tab/></text:span><text:span text:style-name="T705"><text:tab/></text:span><text:span text:style-name="T706"><text:tab/></text:span></text:p>
      <text:p text:style-name="P707"><text:tab/><text:tab/>}<text:tab/><text:tab/><text:tab/><text:tab/><text:tab/><text:tab/><text:tab/><text:tab/><text:tab/><text:tab/><text:tab/><text:s text:c="5"/>}<text:tab/><text:tab/><text:tab/><text:tab/><text:tab/><text:tab/><text:tab/><text:tab/><text:tab/><text:tab/><text:tab/>}<text:tab/></text:p>
      <text:p text:style-name="P7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0" draw:start-color="#ffdd9c" draw:end-color="#ffd78e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 6</meta:initial-creator>
    <dc:creator>PC 6</dc:creator>
    <meta:creation-date>2020-10-29T17:12:00Z</meta:creation-date>
    <dc:date>2020-10-30T14:47:00Z</dc:date>
    <meta:template xlink:href="Normal.dotm" xlink:type="simple"/>
    <meta:editing-cycles>120</meta:editing-cycles>
    <meta:editing-duration>PT17580S</meta:editing-duration>
    <meta:document-statistic meta:page-count="5" meta:paragraph-count="6" meta:word-count="486" meta:character-count="3158" meta:row-count="22" meta:non-whitespace-character-count="2678"/>
  </office:meta>
</office:document-meta>
</file>